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Text_20_body" style:list-style-name="L5">
      <style:text-properties fo:font-style="normal" fo:font-weight="normal" style:font-style-asian="normal" style:font-weight-asian="normal" style:font-style-complex="normal" style:font-weight-complex="normal"/>
    </style:style>
    <style:style style:name="P17" style:family="paragraph" style:parent-style-name="Text_20_body" style:list-style-name="L5">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2">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3">
      <style:text-properties fo:font-style="normal" style:font-style-asian="normal" style:font-style-complex="normal"/>
    </style:style>
    <style:style style:name="P35" style:family="paragraph" style:parent-style-name="Text_20_body" style:list-style-name="L1"/>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SMT</text:h>
      <text:p text:style-name="P1">Version 1, 2008-01-08, Michael Calmer</text:p>
      <text:p text:style-name="P1">Version 2, 2008-01-30, Michael Calmer</text:p>
      <text:p text:style-name="P1">Version 3, 2008-02-04, Michael Calmer</text:p>
      <text:p text:style-name="P1">Version 4, 2008-02-05, Michael Calmer</text:p>
      <text:p text:style-name="P1">Version 5, 2008-02-29, Michael Calmer</text:p>
      <text:p text:style-name="Text_20_body">This document describes which data SMT needs from NCC to successfully register clients. Additional it describes the XML way and the protocol how SMT can download these data from NCC.</text:p>
      <text:p text:style-name="Text_20_body"/>
      <text:h text:style-name="Heading_20_2" text:outline-level="2">General</text:h>
      <text:p text:style-name="Text_20_body">A requirement to be able to download the registration data is, that a SMT product is successfully registered at NCC and NCC knows the guid/secret of this machine. All download requests are authenticated with the SMT guid/secret using HTTP Basic Authenticatio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text:p>
      <text:p text:style-name="P3">NCC encode the response using the following rules:</text:p>
      <text:list text:style-name="L1">
        <text:list-item>
          <text:p text:style-name="P8"><text:span text:style-name="T3">Every row is included in a XML element with the name </text:span><text:span text:style-name="T4">&lt;row&gt;</text:span><text:span text:style-name="T5"> </text:span></text:p>
        </text:list-item>
        <text:list-item>
          <text:p text:style-name="P8"><text:span text:style-name="T5">Every column is a XML element with the name </text:span><text:span text:style-name="T4">&lt;col&gt;</text:span><text:span text:style-name="T5"> inside of a </text:span><text:span text:style-name="T4">&lt;row&gt;</text:span></text:p>
        </text:list-item>
        <text:list-item>
          <text:p text:style-name="P8"><text:span text:style-name="T5">Every </text:span><text:span text:style-name="T4">&lt;col&gt;</text:span><text:span text:style-name="T5"> element has an attribute </text:span><text:span text:style-name="T4">name </text:span><text:span text:style-name="T5">with the column name of the table in the SMT database</text:span></text:p>
        </text:list-item>
        <text:list-item>
          <text:p text:style-name="P11">The value of an element is the database content of this column</text:p>
        </text:list-item>
        <text:list-item>
          <text:p text:style-name="P8"><text:span text:style-name="T5">An empty </text:span><text:span text:style-name="T4">&lt;col&gt;</text:span><text:span text:style-name="T5"> element describes the value NULL</text:span></text:p>
        </text:list-item>
      </text:list>
      <text:p text:style-name="P2"/>
      <text:p text:style-name="P2">Example:</text:p>
      <text:p text:style-name="P6"/>
      <text:p text:style-name="P6">&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6">&lt;row&gt;</text:p>
      <text:p text:style-name="P6"><text:s text:c="2"/>&lt;col name=”columnname”&gt;content&lt;/col&gt;</text:p>
      <text:p text:style-name="P6"><text:s text:c="2"/>&lt;col name=”othername” /&gt; &lt;!-- content is NULL --&gt;</text:p>
      <text:p text:style-name="P6">&lt;/row&gt;</text:p>
      <text:p text:style-name="P6">&lt;row&gt;</text:p>
      <text:p text:style-name="P6"><text:s text:c="2"/>...</text:p>
      <text:p text:style-name="P6">&lt;/row&gt;</text:p>
      <text:p text:style-name="P7">&lt;/example&gt;</text:p>
      <text:h text:style-name="Heading_20_2" text:outline-level="2"><text:soft-page-break/>Product Data</text:h>
      <text:p text:style-name="Text_20_body">SMT need a list of all produc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P6"/>
      <text:p text:style-name="Text_20_body"><text:span text:style-name="T3">NCC collects now the data from </text:span><text:span text:style-name="T1">NNW_PRODUCT_DATA</text:span><text:span text:style-name="T3"> table. SMT needs the following columns of this table:</text:span></text:p>
      <text:list text:style-name="L2">
        <text:list-item>
          <text:p text:style-name="P18">PRODUCTDATAID</text:p>
        </text:list-item>
        <text:list-item>
          <text:p text:style-name="P18">PRODUCT</text:p>
        </text:list-item>
        <text:list-item>
          <text:p text:style-name="P18">VERSION</text:p>
        </text:list-item>
        <text:list-item>
          <text:p text:style-name="P18">RELEASE</text:p>
        </text:list-item>
        <text:list-item>
          <text:p text:style-name="P18">ARCH</text:p>
        </text:list-item>
        <text:list-item>
          <text:p text:style-name="P18">PRODUCTLOWER</text:p>
        </text:list-item>
        <text:list-item>
          <text:p text:style-name="P18">VERSIONLOWER</text:p>
        </text:list-item>
        <text:list-item>
          <text:p text:style-name="P18">RELEASELOWER</text:p>
        </text:list-item>
        <text:list-item>
          <text:p text:style-name="P18">ARCHLOWER</text:p>
        </text:list-item>
        <text:list-item>
          <text:p text:style-name="P18">FRIENDLY</text:p>
        </text:list-item>
        <text:list-item>
          <text:p text:style-name="P18">PARAMLIST</text:p>
        </text:list-item>
        <text:list-item>
          <text:p text:style-name="P18">NEEDINFO</text:p>
        </text:list-item>
        <text:list-item>
          <text:p text:style-name="P18">SERVICE</text:p>
        </text:list-item>
        <text:list-item>
          <text:p text:style-name="P18">PRODUCT_LIST</text:p>
        </text:list-item>
        <text:list-item>
          <text:p text:style-name="P18">PRODUCT_CLASS</text:p>
        </text:list-item>
      </text:list>
      <text:p text:style-name="P2"/>
      <text:p text:style-name="P2">Example of the server response:</text:p>
      <text:p text:style-name="P7"/>
      <text:p text:style-name="P7">&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6&lt;/col&gt;</text:p>
      <text:p text:style-name="P7"><text:s text:c="2"/>&lt;col name=”PRODUCT”&gt;SUSE-Linux-Enterprise-Server-SP1&lt;/col&gt;</text:p>
      <text:p text:style-name="P7"><text:s text:c="2"/>&lt;col name=”VERSION”&gt;10&lt;/col&gt;</text:p>
      <text:p text:style-name="P7"><text:s text:c="2"/>&lt;col name=”REL” /&gt;</text:p>
      <text:p text:style-name="P7"><text:s text:c="2"/>&lt;col name=”ARCH”&gt;i686&lt;/col&gt;</text:p>
      <text:p text:style-name="P7"><text:s text:c="2"/>&lt;col name=”PRODUCTLOWER”&gt;suse-linux-enterprise-server-sp1&lt;/col&gt;</text:p>
      <text:p text:style-name="P7"><text:s text:c="2"/>&lt;col name=”VERSIONLOWER”&gt;10&lt;/col&gt;</text:p>
      <text:p text:style-name="P7"><text:s text:c="2"/>&lt;col name=”RELLOWER” /&gt;</text:p>
      <text:p text:style-name="P7"><text:s text:c="2"/>&lt;col name=”ARCHLOWER”&gt;i686&lt;/col&gt;</text:p>
      <text:p text:style-name="P7"><text:soft-page-break/><text:s text:c="2"/>&lt;col name=”FRIENDLY”&gt;SUSE Linux Enterprise Server 10 SP1&lt;/col&gt;</text:p>
      <text:p text:style-name="P7"><text:s text:c="2"/>&lt;col name=”PARAMLIST”&gt;&lt;![CDATA[ ... ]]&gt;&lt;/col&gt;</text:p>
      <text:p text:style-name="P7"><text:s text:c="2"/>&lt;col name=”NEEDINFO”&gt;&lt;![CDATA[ ... ]]&gt;&lt;/col&gt;</text:p>
      <text:p text:style-name="P7"><text:s text:c="2"/>&lt;col name=”SERVICE”&gt;&lt;![CDATA[ ... ]]&gt;&lt;/col&gt;</text:p>
      <text:p text:style-name="P7"><text:s text:c="2"/>&lt;col name=”PRODUCT_LIST”&gt;Y&lt;/col&gt;</text:p>
      <text:p text:style-name="P7"><text:s text:c="2"/>&lt;col name=”PRODUCT_CLASS”&gt;SLES&lt;/col&gt;</text:p>
      <text:p text:style-name="P7">&lt;/row&gt;</text:p>
      <text:p text:style-name="P7">&lt;row&gt;</text:p>
      <text:p text:style-name="P7"><text:s text:c="2"/>&lt;col name=”...”&gt;...&lt;/col&gt;</text:p>
      <text:p text:style-name="P7"><text:s text:c="2"/>...</text:p>
      <text:p text:style-name="P7">&lt;/row&gt;</text:p>
      <text:p text:style-name="Text_20_body">&lt;/productdata&gt;</text:p>
      <text:p text:style-name="Text_20_body"/>
      <text:h text:style-name="Heading_20_2" text:outline-level="2">ProductDependencies</text:h>
      <text:p text:style-name="Text_20_body">This table is dropped. We solve this dependency in the ProductCatalogs table, which means, that e.g. the SLED product get direct dependencies to the ATI and Nvidia Catalogs.</text:p>
      <text:p text:style-name="Text_20_body"/>
      <text:h text:style-name="Heading_20_2" text:outline-level="2">Targets</text:h>
      <text:p text:style-name="Text_20_body">SMT need a list of all targe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P6"/>
      <text:p text:style-name="Text_20_body"><text:span text:style-name="T3">NCC join now the data from </text:span><text:span text:style-name="T1">NNW_ROGUE_TARGETS</text:span><text:span text:style-name="T3"> <text:s/>and NNW_ZLM66_TARGETS table. SMT needs the following (unique) columns of this table:</text:span></text:p>
      <text:list text:style-name="L3">
        <text:list-item text:start-value="1">
          <text:p text:style-name="P33">OS</text:p>
        </text:list-item>
        <text:list-item>
          <text:p text:style-name="P33">TARGET</text:p>
        </text:list-item>
      </text:list>
      <text:p text:style-name="P3"/>
      <text:p text:style-name="P2">Example of the server response:</text:p>
      <text:p text:style-name="P6"/>
      <text:p text:style-name="P7">&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7">&lt;row&gt;</text:p>
      <text:p text:style-name="P7"><text:s text:c="2"/>&lt;col name=”OS”&gt;SUSE Linux Enterprise Desktop 10 (i586)&lt;/col&gt;</text:p>
      <text:p text:style-name="P7"><text:s text:c="2"/>&lt;col name=”TARGET”&gt;sled-10-i586&lt;/col&gt;</text:p>
      <text:p text:style-name="P7">&lt;/row&gt;</text:p>
      <text:p text:style-name="P7">&lt;row&gt;</text:p>
      <text:p text:style-name="P7"><text:s text:c="2"/>&lt;col name=”OS”&gt;SUSE Linux Enterprise Desktop 10 (x86_64)&lt;/col&gt;</text:p>
      <text:p text:style-name="P7"><text:soft-page-break/><text:s text:c="2"/>&lt;col name=”TARGET”&gt;sled-10-x86_64&lt;/col&gt;</text:p>
      <text:p text:style-name="P7">&lt;/row&gt;</text:p>
      <text:p text:style-name="P7">&lt;row&gt;</text:p>
      <text:p text:style-name="P7"><text:s text:c="2"/>...</text:p>
      <text:p text:style-name="P7">&lt;/row&gt;</text:p>
      <text:p text:style-name="P2">&lt;/targets&gt;</text:p>
      <text:p text:style-name="P2"/>
      <text:h text:style-name="P5" text:outline-level="2">Catalogs</text:h>
      <text:p text:style-name="Text_20_body"><text:span text:style-name="T5">SMT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P6"/>
      <text:p text:style-name="Text_20_body"><text:span text:style-name="T5">NCC collects now the data from different</text:span><text:span text:style-name="T2"> </text:span><text:span text:style-name="T5">tables or create a new table with this data. SMT needs the following columns:</text:span></text:p>
      <text:list text:style-name="L4">
        <text:list-item>
          <text:p text:style-name="P36"><text:span text:style-name="T5">CATALOGID – sha1(&lt;NAME&gt;-&lt;TARGET&gt;) or sha1(&lt;NAME&gt;) if TARGET is </text:span><text:span text:style-name="T2">NULL</text:span></text:p>
        </text:list-item>
        <text:list-item>
          <text:p text:style-name="P12">NAME</text:p>
        </text:list-item>
        <text:list-item>
          <text:p text:style-name="P12">DESCRIPTION</text:p>
        </text:list-item>
        <text:list-item>
          <text:p text:style-name="P36"><text:span text:style-name="T5">TARGET – </text:span><text:span text:style-name="T2">NULL</text:span><text:span text:style-name="T5"> in case of pure RPMMD (zypp) repository</text:span></text:p>
        </text:list-item>
        <text:list-item>
          <text:p text:style-name="P12">EXTHOST – The external host part of the URL </text:p>
        </text:list-item>
        <text:list-item>
          <text:p text:style-name="P12">EXTURL – The URL where SMT can mirror this source from</text:p>
        </text:list-item>
        <text:list-item>
          <text:p text:style-name="P36"><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6"/>
      <text:p text:style-name="P7">&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7">&lt;row&gt;</text:p>
      <text:p text:style-name="P7"><text:s text:c="2"/>&lt;col name=”CATALOGID”&gt;61cecf62a9a8d4edbae120e384f58501dc7d5cd6&lt;/col&gt;</text:p>
      <text:p text:style-name="P7"><text:s text:c="2"/>&lt;col name=”NAME”&gt;SLED10-SP1-Updates&lt;/col&gt;</text:p>
      <text:p text:style-name="P7"><text:s text:c="2"/>&lt;col name=”DESCRIPTION”&gt;SLED10-SP1-Updates for sled-10-i586&lt;/col&gt;</text:p>
      <text:p text:style-name="P7"><text:s text:c="2"/>&lt;col name=”TARGET”&gt;sled-10-i586&lt;/col&gt;</text:p>
      <text:p text:style-name="P7"><text:s text:c="2"/>&lt;col name=”EXTHOST”&gt;https://nu.novell.com/&lt;/col&gt;</text:p>
      <text:p text:style-name="P7"><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7"><text:s text:c="2"/>&lt;/col&gt;</text:p>
      <text:p text:style-name="P7"><text:s text:c="2"/>&lt;col name=”CATALOGTYPE”&gt;nu&lt;/col&gt;</text:p>
      <text:p text:style-name="P7">&lt;/row&gt;</text:p>
      <text:p text:style-name="P7"><text:soft-page-break/>&lt;row&gt;</text:p>
      <text:p text:style-name="P7"><text:s text:c="2"/>&lt;col name=”CATALOGID”&gt;7a51c83a1d5d79f9591d931428bb10f6a5c420c5&lt;/col&gt;</text:p>
      <text:p text:style-name="P7"><text:s text:c="2"/>&lt;col name=”NAME”&gt;ATI-Driver-SP1&lt;/col&gt;</text:p>
      <text:p text:style-name="P7"><text:s text:c="2"/>&lt;col name=”DESCRIPTION”&gt;ATI Driver for SP1&lt;/col&gt;</text:p>
      <text:p text:style-name="P7"><text:s text:c="2"/>&lt;col name=”TARGET” /&gt;</text:p>
      <text:p text:style-name="P7"><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7"><text:s text:c="2"/>&lt;col name=”CATALOGTYPE”&gt;zypp&lt;/col&gt;</text:p>
      <text:p text:style-name="P7">&lt;/row&gt;</text:p>
      <text:p text:style-name="P7">&lt;row&gt;</text:p>
      <text:p text:style-name="P7"><text:s text:c="2"/>...</text:p>
      <text:p text:style-name="P7">&lt;/row&gt;</text:p>
      <text:p text:style-name="P2">&lt;/catalogs&gt;</text:p>
      <text:p text:style-name="P2"/>
      <text:h text:style-name="P5" text:outline-level="2">ProductCatalogs</text:h>
      <text:p text:style-name="Text_20_body"><text:span text:style-name="T5">SMT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productcatalogs xmlns="</text:span><text:a xlink:type="simple" xlink:href="http://www.novell.com/center/xml/regsvc10"><text:span text:style-name="T3">http://www.novell.com/center/xml/regsvc10</text:span></text:a><text:span text:style-name="T3">" /&gt;</text:span></text:p>
      <text:p text:style-name="P6"/>
      <text:p text:style-name="Text_20_body"><text:span text:style-name="T5">NCC collects now the data from different</text:span><text:span text:style-name="T2"> </text:span><text:span text:style-name="T5">tables. SMT needs the following columns:</text:span></text:p>
      <text:list text:style-name="L5">
        <text:list-item>
          <text:p text:style-name="P16">PRODUCTDATAID – The key from the Products table</text:p>
        </text:list-item>
        <text:list-item>
          <text:p text:style-name="P16">CATALOGID – The key from the Catalogs table</text:p>
        </text:list-item>
        <text:list-item>
          <text:p text:style-name="P39"><text:span text:style-name="T5">OPTIONAL – </text:span><text:span text:style-name="T4">Y </text:span><text:span text:style-name="T5">if this catalog is optional, otherwise </text:span><text:span text:style-name="T4">N</text:span></text:p>
        </text:list-item>
      </text:list>
      <text:p text:style-name="P4"/>
      <text:p text:style-name="P2">Example of the server response:</text:p>
      <text:p text:style-name="P6"/>
      <text:p text:style-name="P7">&lt;?xml version="1.0" encoding="UTF-8"?&gt;</text:p>
      <text:p text:style-name="Code"><text:span text:style-name="T5">&lt;productcatalogs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1&lt;/col&gt;</text:p>
      <text:p text:style-name="P7"><text:s text:c="2"/>&lt;col name=”CATALOGID”&gt;61cecf62a9a8d4edbae120e384f58501dc7d5cd6&lt;/col&gt;</text:p>
      <text:p text:style-name="P7"><text:s text:c="2"/>&lt;col name=”OPTIONAL”&gt;N&lt;/col&gt;</text:p>
      <text:p text:style-name="P7">&lt;/row&gt;</text:p>
      <text:p text:style-name="P7">&lt;row&gt;</text:p>
      <text:p text:style-name="P7"><text:s text:c="2"/>...</text:p>
      <text:p text:style-name="P7">&lt;/row&gt;</text:p>
      <text:p text:style-name="P2">&lt;/productcatalogs&gt;</text:p>
      <text:h text:style-name="P5" text:outline-level="2"><text:soft-page-break/>Errors</text:h>
      <text:p text:style-name="P2">If an error on the server occurs, it will send an HTTP error with a HTML error message page. Javascript in the error message page is not allowed.</text:p>
      <text:p text:style-name="P2">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2-29T12:17:19</dc:date>
    <meta:editing-cycles>16</meta:editing-cycles>
    <meta:editing-duration>PT3H55M34S</meta:editing-duration>
    <meta:user-defined meta:name="Info 1"/>
    <meta:user-defined meta:name="Info 2"/>
    <meta:user-defined meta:name="Info 3"/>
    <meta:user-defined meta:name="Info 4"/>
    <meta:document-statistic meta:table-count="0" meta:image-count="0" meta:object-count="0" meta:page-count="6" meta:paragraph-count="160" meta:word-count="1039" meta:character-count="6649"/>
  </office:meta>
</office:document-meta>
</file>